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262.74mm" svg:height="158.57mm" svg:x="5522.15mm" svg:y="48.61mm">
            <loext:p draw:notify-on-update-of-ranges="merge_obj.A3:merge_obj.JT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75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table:number-columns-repeated="274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74"/>
        </table:table-row>
        <table:table-row table:style-name="ro1">
          <table:table-cell office:value-type="float" office:value="194070000" calcext:value-type="float">
            <text:p>194070000</text:p>
          </table:table-cell>
          <table:table-cell office:value-type="float" office:value="197757000" calcext:value-type="float">
            <text:p>197757000</text:p>
          </table:table-cell>
          <table:table-cell office:value-type="float" office:value="194731000" calcext:value-type="float">
            <text:p>194731000</text:p>
          </table:table-cell>
          <table:table-cell office:value-type="float" office:value="199897000" calcext:value-type="float">
            <text:p>199897000</text:p>
          </table:table-cell>
          <table:table-cell office:value-type="float" office:value="192228000" calcext:value-type="float">
            <text:p>192228000</text:p>
          </table:table-cell>
          <table:table-cell office:value-type="float" office:value="192018000" calcext:value-type="float">
            <text:p>192018000</text:p>
          </table:table-cell>
          <table:table-cell office:value-type="float" office:value="194148000" calcext:value-type="float">
            <text:p>194148000</text:p>
          </table:table-cell>
          <table:table-cell office:value-type="float" office:value="194596000" calcext:value-type="float">
            <text:p>194596000</text:p>
          </table:table-cell>
          <table:table-cell office:value-type="float" office:value="195290000" calcext:value-type="float">
            <text:p>195290000</text:p>
          </table:table-cell>
          <table:table-cell office:value-type="float" office:value="196983000" calcext:value-type="float">
            <text:p>196983000</text:p>
          </table:table-cell>
          <table:table-cell office:value-type="float" office:value="214528000" calcext:value-type="float">
            <text:p>214528000</text:p>
          </table:table-cell>
          <table:table-cell office:value-type="float" office:value="215007000" calcext:value-type="float">
            <text:p>215007000</text:p>
          </table:table-cell>
          <table:table-cell office:value-type="float" office:value="214946000" calcext:value-type="float">
            <text:p>214946000</text:p>
          </table:table-cell>
          <table:table-cell office:value-type="float" office:value="214461000" calcext:value-type="float">
            <text:p>214461000</text:p>
          </table:table-cell>
          <table:table-cell office:value-type="float" office:value="213806000" calcext:value-type="float">
            <text:p>213806000</text:p>
          </table:table-cell>
          <table:table-cell office:value-type="float" office:value="214102000" calcext:value-type="float">
            <text:p>214102000</text:p>
          </table:table-cell>
          <table:table-cell office:value-type="float" office:value="214113000" calcext:value-type="float">
            <text:p>214113000</text:p>
          </table:table-cell>
          <table:table-cell office:value-type="float" office:value="214637000" calcext:value-type="float">
            <text:p>214637000</text:p>
          </table:table-cell>
          <table:table-cell office:value-type="float" office:value="215351000" calcext:value-type="float">
            <text:p>215351000</text:p>
          </table:table-cell>
          <table:table-cell office:value-type="float" office:value="214890000" calcext:value-type="float">
            <text:p>214890000</text:p>
          </table:table-cell>
          <table:table-cell office:value-type="float" office:value="215000000" calcext:value-type="float">
            <text:p>215000000</text:p>
          </table:table-cell>
          <table:table-cell office:value-type="float" office:value="214859000" calcext:value-type="float">
            <text:p>214859000</text:p>
          </table:table-cell>
          <table:table-cell office:value-type="float" office:value="214331000" calcext:value-type="float">
            <text:p>214331000</text:p>
          </table:table-cell>
          <table:table-cell office:value-type="float" office:value="214738000" calcext:value-type="float">
            <text:p>214738000</text:p>
          </table:table-cell>
          <table:table-cell office:value-type="float" office:value="215691000" calcext:value-type="float">
            <text:p>215691000</text:p>
          </table:table-cell>
          <table:table-cell office:value-type="float" office:value="214307000" calcext:value-type="float">
            <text:p>214307000</text:p>
          </table:table-cell>
          <table:table-cell office:value-type="float" office:value="215471000" calcext:value-type="float">
            <text:p>215471000</text:p>
          </table:table-cell>
          <table:table-cell office:value-type="float" office:value="215189000" calcext:value-type="float">
            <text:p>215189000</text:p>
          </table:table-cell>
          <table:table-cell office:value-type="float" office:value="214950000" calcext:value-type="float">
            <text:p>214950000</text:p>
          </table:table-cell>
          <table:table-cell office:value-type="float" office:value="213983000" calcext:value-type="float">
            <text:p>213983000</text:p>
          </table:table-cell>
          <table:table-cell office:value-type="float" office:value="223704000" calcext:value-type="float">
            <text:p>223704000</text:p>
          </table:table-cell>
          <table:table-cell office:value-type="float" office:value="224568000" calcext:value-type="float">
            <text:p>224568000</text:p>
          </table:table-cell>
          <table:table-cell office:value-type="float" office:value="224569000" calcext:value-type="float">
            <text:p>224569000</text:p>
          </table:table-cell>
          <table:table-cell office:value-type="float" office:value="223552000" calcext:value-type="float">
            <text:p>223552000</text:p>
          </table:table-cell>
          <table:table-cell office:value-type="float" office:value="224237000" calcext:value-type="float">
            <text:p>224237000</text:p>
          </table:table-cell>
          <table:table-cell office:value-type="float" office:value="225210000" calcext:value-type="float">
            <text:p>225210000</text:p>
          </table:table-cell>
          <table:table-cell office:value-type="float" office:value="223359000" calcext:value-type="float">
            <text:p>223359000</text:p>
          </table:table-cell>
          <table:table-cell office:value-type="float" office:value="224672000" calcext:value-type="float">
            <text:p>224672000</text:p>
          </table:table-cell>
          <table:table-cell office:value-type="float" office:value="224514000" calcext:value-type="float">
            <text:p>224514000</text:p>
          </table:table-cell>
          <table:table-cell office:value-type="float" office:value="225419000" calcext:value-type="float">
            <text:p>225419000</text:p>
          </table:table-cell>
          <table:table-cell office:value-type="float" office:value="225199000" calcext:value-type="float">
            <text:p>225199000</text:p>
          </table:table-cell>
          <table:table-cell office:value-type="float" office:value="224667000" calcext:value-type="float">
            <text:p>224667000</text:p>
          </table:table-cell>
          <table:table-cell office:value-type="float" office:value="224769000" calcext:value-type="float">
            <text:p>224769000</text:p>
          </table:table-cell>
          <table:table-cell office:value-type="float" office:value="225008000" calcext:value-type="float">
            <text:p>225008000</text:p>
          </table:table-cell>
          <table:table-cell office:value-type="float" office:value="225610000" calcext:value-type="float">
            <text:p>225610000</text:p>
          </table:table-cell>
          <table:table-cell office:value-type="float" office:value="225576000" calcext:value-type="float">
            <text:p>225576000</text:p>
          </table:table-cell>
          <table:table-cell office:value-type="float" office:value="223338000" calcext:value-type="float">
            <text:p>223338000</text:p>
          </table:table-cell>
          <table:table-cell office:value-type="float" office:value="223637000" calcext:value-type="float">
            <text:p>223637000</text:p>
          </table:table-cell>
          <table:table-cell office:value-type="float" office:value="224730000" calcext:value-type="float">
            <text:p>224730000</text:p>
          </table:table-cell>
          <table:table-cell office:value-type="float" office:value="224748000" calcext:value-type="float">
            <text:p>224748000</text:p>
          </table:table-cell>
          <table:table-cell office:value-type="float" office:value="225658000" calcext:value-type="float">
            <text:p>225658000</text:p>
          </table:table-cell>
          <table:table-cell office:value-type="float" office:value="223811000" calcext:value-type="float">
            <text:p>223811000</text:p>
          </table:table-cell>
          <table:table-cell office:value-type="float" office:value="225100000" calcext:value-type="float">
            <text:p>225100000</text:p>
          </table:table-cell>
          <table:table-cell office:value-type="float" office:value="223559000" calcext:value-type="float">
            <text:p>223559000</text:p>
          </table:table-cell>
          <table:table-cell office:value-type="float" office:value="223752000" calcext:value-type="float">
            <text:p>223752000</text:p>
          </table:table-cell>
          <table:table-cell office:value-type="float" office:value="224099000" calcext:value-type="float">
            <text:p>224099000</text:p>
          </table:table-cell>
          <table:table-cell office:value-type="float" office:value="224828000" calcext:value-type="float">
            <text:p>224828000</text:p>
          </table:table-cell>
          <table:table-cell office:value-type="float" office:value="224776000" calcext:value-type="float">
            <text:p>224776000</text:p>
          </table:table-cell>
          <table:table-cell office:value-type="float" office:value="224727000" calcext:value-type="float">
            <text:p>224727000</text:p>
          </table:table-cell>
          <table:table-cell office:value-type="float" office:value="224390000" calcext:value-type="float">
            <text:p>224390000</text:p>
          </table:table-cell>
          <table:table-cell office:value-type="float" office:value="232886000" calcext:value-type="float">
            <text:p>232886000</text:p>
          </table:table-cell>
          <table:table-cell office:value-type="float" office:value="234296000" calcext:value-type="float">
            <text:p>234296000</text:p>
          </table:table-cell>
          <table:table-cell office:value-type="float" office:value="232858000" calcext:value-type="float">
            <text:p>232858000</text:p>
          </table:table-cell>
          <table:table-cell office:value-type="float" office:value="232464000" calcext:value-type="float">
            <text:p>232464000</text:p>
          </table:table-cell>
          <table:table-cell office:value-type="float" office:value="233135000" calcext:value-type="float">
            <text:p>233135000</text:p>
          </table:table-cell>
          <table:table-cell office:value-type="float" office:value="232455000" calcext:value-type="float">
            <text:p>232455000</text:p>
          </table:table-cell>
          <table:table-cell office:value-type="float" office:value="234771000" calcext:value-type="float">
            <text:p>234771000</text:p>
          </table:table-cell>
          <table:table-cell office:value-type="float" office:value="234515000" calcext:value-type="float">
            <text:p>234515000</text:p>
          </table:table-cell>
          <table:table-cell office:value-type="float" office:value="234189000" calcext:value-type="float">
            <text:p>234189000</text:p>
          </table:table-cell>
          <table:table-cell office:value-type="float" office:value="234692000" calcext:value-type="float">
            <text:p>234692000</text:p>
          </table:table-cell>
          <table:table-cell office:value-type="float" office:value="237059000" calcext:value-type="float">
            <text:p>237059000</text:p>
          </table:table-cell>
          <table:table-cell office:value-type="float" office:value="236286000" calcext:value-type="float">
            <text:p>236286000</text:p>
          </table:table-cell>
          <table:table-cell office:value-type="float" office:value="232874000" calcext:value-type="float">
            <text:p>232874000</text:p>
          </table:table-cell>
          <table:table-cell office:value-type="float" office:value="233829000" calcext:value-type="float">
            <text:p>233829000</text:p>
          </table:table-cell>
          <table:table-cell office:value-type="float" office:value="232718000" calcext:value-type="float">
            <text:p>232718000</text:p>
          </table:table-cell>
          <table:table-cell office:value-type="float" office:value="232308000" calcext:value-type="float">
            <text:p>232308000</text:p>
          </table:table-cell>
          <table:table-cell office:value-type="float" office:value="233751000" calcext:value-type="float">
            <text:p>233751000</text:p>
          </table:table-cell>
          <table:table-cell office:value-type="float" office:value="233521000" calcext:value-type="float">
            <text:p>233521000</text:p>
          </table:table-cell>
          <table:table-cell office:value-type="float" office:value="234061000" calcext:value-type="float">
            <text:p>234061000</text:p>
          </table:table-cell>
          <table:table-cell office:value-type="float" office:value="232725000" calcext:value-type="float">
            <text:p>232725000</text:p>
          </table:table-cell>
          <table:table-cell office:value-type="float" office:value="233312000" calcext:value-type="float">
            <text:p>233312000</text:p>
          </table:table-cell>
          <table:table-cell office:value-type="float" office:value="234644000" calcext:value-type="float">
            <text:p>234644000</text:p>
          </table:table-cell>
          <table:table-cell office:value-type="float" office:value="235024000" calcext:value-type="float">
            <text:p>235024000</text:p>
          </table:table-cell>
          <table:table-cell office:value-type="float" office:value="232421000" calcext:value-type="float">
            <text:p>232421000</text:p>
          </table:table-cell>
          <table:table-cell office:value-type="float" office:value="235058000" calcext:value-type="float">
            <text:p>235058000</text:p>
          </table:table-cell>
          <table:table-cell office:value-type="float" office:value="237405000" calcext:value-type="float">
            <text:p>237405000</text:p>
          </table:table-cell>
          <table:table-cell office:value-type="float" office:value="233948000" calcext:value-type="float">
            <text:p>233948000</text:p>
          </table:table-cell>
          <table:table-cell office:value-type="float" office:value="234531000" calcext:value-type="float">
            <text:p>234531000</text:p>
          </table:table-cell>
          <table:table-cell office:value-type="float" office:value="232848000" calcext:value-type="float">
            <text:p>232848000</text:p>
          </table:table-cell>
          <table:table-cell office:value-type="float" office:value="233150000" calcext:value-type="float">
            <text:p>233150000</text:p>
          </table:table-cell>
          <table:table-cell office:value-type="float" office:value="233213000" calcext:value-type="float">
            <text:p>233213000</text:p>
          </table:table-cell>
          <table:table-cell office:value-type="float" office:value="234539000" calcext:value-type="float">
            <text:p>234539000</text:p>
          </table:table-cell>
          <table:table-cell office:value-type="float" office:value="233187000" calcext:value-type="float">
            <text:p>233187000</text:p>
          </table:table-cell>
          <table:table-cell office:value-type="float" office:value="232628000" calcext:value-type="float">
            <text:p>232628000</text:p>
          </table:table-cell>
          <table:table-cell office:value-type="float" office:value="233018000" calcext:value-type="float">
            <text:p>233018000</text:p>
          </table:table-cell>
          <table:table-cell office:value-type="float" office:value="234752000" calcext:value-type="float">
            <text:p>234752000</text:p>
          </table:table-cell>
          <table:table-cell office:value-type="float" office:value="231698000" calcext:value-type="float">
            <text:p>231698000</text:p>
          </table:table-cell>
          <table:table-cell office:value-type="float" office:value="235377000" calcext:value-type="float">
            <text:p>235377000</text:p>
          </table:table-cell>
          <table:table-cell office:value-type="float" office:value="233988000" calcext:value-type="float">
            <text:p>233988000</text:p>
          </table:table-cell>
          <table:table-cell office:value-type="float" office:value="232972000" calcext:value-type="float">
            <text:p>232972000</text:p>
          </table:table-cell>
          <table:table-cell office:value-type="float" office:value="241263000" calcext:value-type="float">
            <text:p>241263000</text:p>
          </table:table-cell>
          <table:table-cell office:value-type="float" office:value="241416000" calcext:value-type="float">
            <text:p>241416000</text:p>
          </table:table-cell>
          <table:table-cell office:value-type="float" office:value="241655000" calcext:value-type="float">
            <text:p>241655000</text:p>
          </table:table-cell>
          <table:table-cell office:value-type="float" office:value="241519000" calcext:value-type="float">
            <text:p>241519000</text:p>
          </table:table-cell>
          <table:table-cell office:value-type="float" office:value="241351000" calcext:value-type="float">
            <text:p>241351000</text:p>
          </table:table-cell>
          <table:table-cell office:value-type="float" office:value="241622000" calcext:value-type="float">
            <text:p>241622000</text:p>
          </table:table-cell>
          <table:table-cell office:value-type="float" office:value="241650000" calcext:value-type="float">
            <text:p>241650000</text:p>
          </table:table-cell>
          <table:table-cell office:value-type="float" office:value="241506000" calcext:value-type="float">
            <text:p>241506000</text:p>
          </table:table-cell>
          <table:table-cell office:value-type="float" office:value="241325000" calcext:value-type="float">
            <text:p>241325000</text:p>
          </table:table-cell>
          <table:table-cell office:value-type="float" office:value="241578000" calcext:value-type="float">
            <text:p>241578000</text:p>
          </table:table-cell>
          <table:table-cell office:value-type="float" office:value="241484000" calcext:value-type="float">
            <text:p>241484000</text:p>
          </table:table-cell>
          <table:table-cell office:value-type="float" office:value="241771000" calcext:value-type="float">
            <text:p>241771000</text:p>
          </table:table-cell>
          <table:table-cell office:value-type="float" office:value="242076000" calcext:value-type="float">
            <text:p>242076000</text:p>
          </table:table-cell>
          <table:table-cell office:value-type="float" office:value="241015000" calcext:value-type="float">
            <text:p>241015000</text:p>
          </table:table-cell>
          <table:table-cell office:value-type="float" office:value="241280000" calcext:value-type="float">
            <text:p>241280000</text:p>
          </table:table-cell>
          <table:table-cell office:value-type="float" office:value="241345000" calcext:value-type="float">
            <text:p>241345000</text:p>
          </table:table-cell>
          <table:table-cell office:value-type="float" office:value="241173000" calcext:value-type="float">
            <text:p>241173000</text:p>
          </table:table-cell>
          <table:table-cell office:value-type="float" office:value="241260000" calcext:value-type="float">
            <text:p>241260000</text:p>
          </table:table-cell>
          <table:table-cell office:value-type="float" office:value="241960000" calcext:value-type="float">
            <text:p>241960000</text:p>
          </table:table-cell>
          <table:table-cell office:value-type="float" office:value="241594000" calcext:value-type="float">
            <text:p>241594000</text:p>
          </table:table-cell>
          <table:table-cell office:value-type="float" office:value="241823000" calcext:value-type="float">
            <text:p>241823000</text:p>
          </table:table-cell>
          <table:table-cell office:value-type="float" office:value="241302000" calcext:value-type="float">
            <text:p>241302000</text:p>
          </table:table-cell>
          <table:table-cell office:value-type="float" office:value="241567000" calcext:value-type="float">
            <text:p>241567000</text:p>
          </table:table-cell>
          <table:table-cell office:value-type="float" office:value="241513000" calcext:value-type="float">
            <text:p>241513000</text:p>
          </table:table-cell>
          <table:table-cell office:value-type="float" office:value="241202000" calcext:value-type="float">
            <text:p>241202000</text:p>
          </table:table-cell>
          <table:table-cell office:value-type="float" office:value="241425000" calcext:value-type="float">
            <text:p>241425000</text:p>
          </table:table-cell>
          <table:table-cell office:value-type="float" office:value="241380000" calcext:value-type="float">
            <text:p>241380000</text:p>
          </table:table-cell>
          <table:table-cell office:value-type="float" office:value="241318000" calcext:value-type="float">
            <text:p>241318000</text:p>
          </table:table-cell>
          <table:table-cell office:value-type="float" office:value="241253000" calcext:value-type="float">
            <text:p>241253000</text:p>
          </table:table-cell>
          <table:table-cell office:value-type="float" office:value="241484000" calcext:value-type="float">
            <text:p>241484000</text:p>
          </table:table-cell>
          <table:table-cell office:value-type="float" office:value="241581000" calcext:value-type="float">
            <text:p>241581000</text:p>
          </table:table-cell>
          <table:table-cell office:value-type="float" office:value="241314000" calcext:value-type="float">
            <text:p>241314000</text:p>
          </table:table-cell>
          <table:table-cell office:value-type="float" office:value="241570000" calcext:value-type="float">
            <text:p>241570000</text:p>
          </table:table-cell>
          <table:table-cell office:value-type="float" office:value="241600000" calcext:value-type="float">
            <text:p>241600000</text:p>
          </table:table-cell>
          <table:table-cell office:value-type="float" office:value="241044000" calcext:value-type="float">
            <text:p>241044000</text:p>
          </table:table-cell>
          <table:table-cell office:value-type="float" office:value="240968000" calcext:value-type="float">
            <text:p>240968000</text:p>
          </table:table-cell>
          <table:table-cell office:value-type="float" office:value="241454000" calcext:value-type="float">
            <text:p>241454000</text:p>
          </table:table-cell>
          <table:table-cell office:value-type="float" office:value="240916000" calcext:value-type="float">
            <text:p>240916000</text:p>
          </table:table-cell>
          <table:table-cell office:value-type="float" office:value="241315000" calcext:value-type="float">
            <text:p>241315000</text:p>
          </table:table-cell>
          <table:table-cell office:value-type="float" office:value="241570000" calcext:value-type="float">
            <text:p>241570000</text:p>
          </table:table-cell>
          <table:table-cell office:value-type="float" office:value="241470000" calcext:value-type="float">
            <text:p>241470000</text:p>
          </table:table-cell>
          <table:table-cell office:value-type="float" office:value="241518000" calcext:value-type="float">
            <text:p>241518000</text:p>
          </table:table-cell>
          <table:table-cell office:value-type="float" office:value="241379000" calcext:value-type="float">
            <text:p>241379000</text:p>
          </table:table-cell>
          <table:table-cell office:value-type="float" office:value="241673000" calcext:value-type="float">
            <text:p>241673000</text:p>
          </table:table-cell>
          <table:table-cell office:value-type="float" office:value="241600000" calcext:value-type="float">
            <text:p>241600000</text:p>
          </table:table-cell>
          <table:table-cell office:value-type="float" office:value="241868000" calcext:value-type="float">
            <text:p>241868000</text:p>
          </table:table-cell>
          <table:table-cell office:value-type="float" office:value="241647000" calcext:value-type="float">
            <text:p>241647000</text:p>
          </table:table-cell>
          <table:table-cell office:value-type="float" office:value="241729000" calcext:value-type="float">
            <text:p>241729000</text:p>
          </table:table-cell>
          <table:table-cell office:value-type="float" office:value="241580000" calcext:value-type="float">
            <text:p>241580000</text:p>
          </table:table-cell>
          <table:table-cell office:value-type="float" office:value="241653000" calcext:value-type="float">
            <text:p>241653000</text:p>
          </table:table-cell>
          <table:table-cell office:value-type="float" office:value="286913000" calcext:value-type="float">
            <text:p>286913000</text:p>
          </table:table-cell>
          <table:table-cell office:value-type="float" office:value="286843000" calcext:value-type="float">
            <text:p>286843000</text:p>
          </table:table-cell>
          <table:table-cell office:value-type="float" office:value="286866000" calcext:value-type="float">
            <text:p>286866000</text:p>
          </table:table-cell>
          <table:table-cell office:value-type="float" office:value="286993000" calcext:value-type="float">
            <text:p>286993000</text:p>
          </table:table-cell>
          <table:table-cell office:value-type="float" office:value="286686000" calcext:value-type="float">
            <text:p>286686000</text:p>
          </table:table-cell>
          <table:table-cell office:value-type="float" office:value="287285000" calcext:value-type="float">
            <text:p>287285000</text:p>
          </table:table-cell>
          <table:table-cell office:value-type="float" office:value="286974000" calcext:value-type="float">
            <text:p>286974000</text:p>
          </table:table-cell>
          <table:table-cell office:value-type="float" office:value="286638000" calcext:value-type="float">
            <text:p>286638000</text:p>
          </table:table-cell>
          <table:table-cell office:value-type="float" office:value="287104000" calcext:value-type="float">
            <text:p>287104000</text:p>
          </table:table-cell>
          <table:table-cell office:value-type="float" office:value="287552000" calcext:value-type="float">
            <text:p>287552000</text:p>
          </table:table-cell>
          <table:table-cell office:value-type="float" office:value="287130000" calcext:value-type="float">
            <text:p>287130000</text:p>
          </table:table-cell>
          <table:table-cell office:value-type="float" office:value="286983000" calcext:value-type="float">
            <text:p>286983000</text:p>
          </table:table-cell>
          <table:table-cell office:value-type="float" office:value="286964000" calcext:value-type="float">
            <text:p>286964000</text:p>
          </table:table-cell>
          <table:table-cell office:value-type="float" office:value="287150000" calcext:value-type="float">
            <text:p>287150000</text:p>
          </table:table-cell>
          <table:table-cell office:value-type="float" office:value="286854000" calcext:value-type="float">
            <text:p>286854000</text:p>
          </table:table-cell>
          <table:table-cell office:value-type="float" office:value="286794000" calcext:value-type="float">
            <text:p>286794000</text:p>
          </table:table-cell>
          <table:table-cell office:value-type="float" office:value="287129000" calcext:value-type="float">
            <text:p>287129000</text:p>
          </table:table-cell>
          <table:table-cell office:value-type="float" office:value="286872000" calcext:value-type="float">
            <text:p>286872000</text:p>
          </table:table-cell>
          <table:table-cell office:value-type="float" office:value="286897000" calcext:value-type="float">
            <text:p>286897000</text:p>
          </table:table-cell>
          <table:table-cell office:value-type="float" office:value="287140000" calcext:value-type="float">
            <text:p>287140000</text:p>
          </table:table-cell>
          <table:table-cell office:value-type="float" office:value="287294000" calcext:value-type="float">
            <text:p>287294000</text:p>
          </table:table-cell>
          <table:table-cell office:value-type="float" office:value="286962000" calcext:value-type="float">
            <text:p>286962000</text:p>
          </table:table-cell>
          <table:table-cell office:value-type="float" office:value="286934000" calcext:value-type="float">
            <text:p>286934000</text:p>
          </table:table-cell>
          <table:table-cell office:value-type="float" office:value="286724000" calcext:value-type="float">
            <text:p>286724000</text:p>
          </table:table-cell>
          <table:table-cell office:value-type="float" office:value="287135000" calcext:value-type="float">
            <text:p>287135000</text:p>
          </table:table-cell>
          <table:table-cell office:value-type="float" office:value="287140000" calcext:value-type="float">
            <text:p>287140000</text:p>
          </table:table-cell>
          <table:table-cell office:value-type="float" office:value="286529000" calcext:value-type="float">
            <text:p>286529000</text:p>
          </table:table-cell>
          <table:table-cell office:value-type="float" office:value="286967000" calcext:value-type="float">
            <text:p>286967000</text:p>
          </table:table-cell>
          <table:table-cell office:value-type="float" office:value="286943000" calcext:value-type="float">
            <text:p>286943000</text:p>
          </table:table-cell>
          <table:table-cell office:value-type="float" office:value="286629000" calcext:value-type="float">
            <text:p>286629000</text:p>
          </table:table-cell>
          <table:table-cell office:value-type="float" office:value="286608000" calcext:value-type="float">
            <text:p>286608000</text:p>
          </table:table-cell>
          <table:table-cell office:value-type="float" office:value="287102000" calcext:value-type="float">
            <text:p>287102000</text:p>
          </table:table-cell>
          <table:table-cell office:value-type="float" office:value="286777000" calcext:value-type="float">
            <text:p>286777000</text:p>
          </table:table-cell>
          <table:table-cell office:value-type="float" office:value="286737000" calcext:value-type="float">
            <text:p>286737000</text:p>
          </table:table-cell>
          <table:table-cell office:value-type="float" office:value="286811000" calcext:value-type="float">
            <text:p>286811000</text:p>
          </table:table-cell>
          <table:table-cell office:value-type="float" office:value="286976000" calcext:value-type="float">
            <text:p>286976000</text:p>
          </table:table-cell>
          <table:table-cell office:value-type="float" office:value="287130000" calcext:value-type="float">
            <text:p>287130000</text:p>
          </table:table-cell>
          <table:table-cell office:value-type="float" office:value="286985000" calcext:value-type="float">
            <text:p>286985000</text:p>
          </table:table-cell>
          <table:table-cell office:value-type="float" office:value="287143000" calcext:value-type="float">
            <text:p>287143000</text:p>
          </table:table-cell>
          <table:table-cell office:value-type="float" office:value="286967000" calcext:value-type="float">
            <text:p>286967000</text:p>
          </table:table-cell>
          <table:table-cell office:value-type="float" office:value="287112000" calcext:value-type="float">
            <text:p>287112000</text:p>
          </table:table-cell>
          <table:table-cell office:value-type="float" office:value="286835000" calcext:value-type="float">
            <text:p>286835000</text:p>
          </table:table-cell>
          <table:table-cell table:number-columns-repeated="2" office:value-type="float" office:value="287151000" calcext:value-type="float">
            <text:p>287151000</text:p>
          </table:table-cell>
          <table:table-cell office:value-type="float" office:value="287180000" calcext:value-type="float">
            <text:p>287180000</text:p>
          </table:table-cell>
          <table:table-cell office:value-type="float" office:value="287084000" calcext:value-type="float">
            <text:p>287084000</text:p>
          </table:table-cell>
          <table:table-cell office:value-type="float" office:value="287041000" calcext:value-type="float">
            <text:p>287041000</text:p>
          </table:table-cell>
          <table:table-cell office:value-type="float" office:value="287231000" calcext:value-type="float">
            <text:p>287231000</text:p>
          </table:table-cell>
          <table:table-cell office:value-type="float" office:value="287420000" calcext:value-type="float">
            <text:p>287420000</text:p>
          </table:table-cell>
          <table:table-cell office:value-type="float" office:value="287198000" calcext:value-type="float">
            <text:p>287198000</text:p>
          </table:table-cell>
          <table:table-cell office:value-type="float" office:value="287030000" calcext:value-type="float">
            <text:p>287030000</text:p>
          </table:table-cell>
          <table:table-cell office:value-type="float" office:value="286823000" calcext:value-type="float">
            <text:p>286823000</text:p>
          </table:table-cell>
          <table:table-cell office:value-type="float" office:value="287295000" calcext:value-type="float">
            <text:p>287295000</text:p>
          </table:table-cell>
          <table:table-cell office:value-type="float" office:value="286973000" calcext:value-type="float">
            <text:p>286973000</text:p>
          </table:table-cell>
          <table:table-cell office:value-type="float" office:value="287002000" calcext:value-type="float">
            <text:p>287002000</text:p>
          </table:table-cell>
          <table:table-cell office:value-type="float" office:value="287319000" calcext:value-type="float">
            <text:p>287319000</text:p>
          </table:table-cell>
          <table:table-cell office:value-type="float" office:value="287111000" calcext:value-type="float">
            <text:p>287111000</text:p>
          </table:table-cell>
          <table:table-cell office:value-type="float" office:value="286911000" calcext:value-type="float">
            <text:p>286911000</text:p>
          </table:table-cell>
          <table:table-cell office:value-type="float" office:value="287338000" calcext:value-type="float">
            <text:p>287338000</text:p>
          </table:table-cell>
          <table:table-cell office:value-type="float" office:value="286567000" calcext:value-type="float">
            <text:p>286567000</text:p>
          </table:table-cell>
          <table:table-cell office:value-type="float" office:value="309116000" calcext:value-type="float">
            <text:p>309116000</text:p>
          </table:table-cell>
          <table:table-cell office:value-type="float" office:value="309162000" calcext:value-type="float">
            <text:p>309162000</text:p>
          </table:table-cell>
          <table:table-cell office:value-type="float" office:value="309223000" calcext:value-type="float">
            <text:p>309223000</text:p>
          </table:table-cell>
          <table:table-cell office:value-type="float" office:value="309247000" calcext:value-type="float">
            <text:p>309247000</text:p>
          </table:table-cell>
          <table:table-cell office:value-type="float" office:value="309204000" calcext:value-type="float">
            <text:p>309204000</text:p>
          </table:table-cell>
          <table:table-cell office:value-type="float" office:value="309255000" calcext:value-type="float">
            <text:p>309255000</text:p>
          </table:table-cell>
          <table:table-cell office:value-type="float" office:value="309163000" calcext:value-type="float">
            <text:p>309163000</text:p>
          </table:table-cell>
          <table:table-cell office:value-type="float" office:value="309073000" calcext:value-type="float">
            <text:p>309073000</text:p>
          </table:table-cell>
          <table:table-cell office:value-type="float" office:value="309137000" calcext:value-type="float">
            <text:p>309137000</text:p>
          </table:table-cell>
          <table:table-cell office:value-type="float" office:value="309151000" calcext:value-type="float">
            <text:p>309151000</text:p>
          </table:table-cell>
          <table:table-cell office:value-type="float" office:value="309124000" calcext:value-type="float">
            <text:p>309124000</text:p>
          </table:table-cell>
          <table:table-cell office:value-type="float" office:value="308955000" calcext:value-type="float">
            <text:p>308955000</text:p>
          </table:table-cell>
          <table:table-cell office:value-type="float" office:value="309190000" calcext:value-type="float">
            <text:p>309190000</text:p>
          </table:table-cell>
          <table:table-cell office:value-type="float" office:value="309114000" calcext:value-type="float">
            <text:p>309114000</text:p>
          </table:table-cell>
          <table:table-cell office:value-type="float" office:value="309053000" calcext:value-type="float">
            <text:p>309053000</text:p>
          </table:table-cell>
          <table:table-cell office:value-type="float" office:value="309103000" calcext:value-type="float">
            <text:p>309103000</text:p>
          </table:table-cell>
          <table:table-cell office:value-type="float" office:value="309152000" calcext:value-type="float">
            <text:p>309152000</text:p>
          </table:table-cell>
          <table:table-cell office:value-type="float" office:value="309035000" calcext:value-type="float">
            <text:p>309035000</text:p>
          </table:table-cell>
          <table:table-cell office:value-type="float" office:value="309039000" calcext:value-type="float">
            <text:p>309039000</text:p>
          </table:table-cell>
          <table:table-cell office:value-type="float" office:value="309315000" calcext:value-type="float">
            <text:p>309315000</text:p>
          </table:table-cell>
          <table:table-cell office:value-type="float" office:value="309134000" calcext:value-type="float">
            <text:p>309134000</text:p>
          </table:table-cell>
          <table:table-cell office:value-type="float" office:value="309080000" calcext:value-type="float">
            <text:p>309080000</text:p>
          </table:table-cell>
          <table:table-cell office:value-type="float" office:value="309164000" calcext:value-type="float">
            <text:p>309164000</text:p>
          </table:table-cell>
          <table:table-cell office:value-type="float" office:value="309081000" calcext:value-type="float">
            <text:p>309081000</text:p>
          </table:table-cell>
          <table:table-cell office:value-type="float" office:value="309154000" calcext:value-type="float">
            <text:p>309154000</text:p>
          </table:table-cell>
          <table:table-cell office:value-type="float" office:value="309149000" calcext:value-type="float">
            <text:p>309149000</text:p>
          </table:table-cell>
          <table:table-cell office:value-type="float" office:value="309157000" calcext:value-type="float">
            <text:p>309157000</text:p>
          </table:table-cell>
          <table:table-cell office:value-type="float" office:value="309118000" calcext:value-type="float">
            <text:p>309118000</text:p>
          </table:table-cell>
          <table:table-cell office:value-type="float" office:value="309117000" calcext:value-type="float">
            <text:p>309117000</text:p>
          </table:table-cell>
          <table:table-cell office:value-type="float" office:value="309197000" calcext:value-type="float">
            <text:p>309197000</text:p>
          </table:table-cell>
          <table:table-cell office:value-type="float" office:value="309198000" calcext:value-type="float">
            <text:p>309198000</text:p>
          </table:table-cell>
          <table:table-cell office:value-type="float" office:value="309083000" calcext:value-type="float">
            <text:p>309083000</text:p>
          </table:table-cell>
          <table:table-cell office:value-type="float" office:value="309110000" calcext:value-type="float">
            <text:p>309110000</text:p>
          </table:table-cell>
          <table:table-cell office:value-type="float" office:value="309207000" calcext:value-type="float">
            <text:p>309207000</text:p>
          </table:table-cell>
          <table:table-cell office:value-type="float" office:value="309187000" calcext:value-type="float">
            <text:p>309187000</text:p>
          </table:table-cell>
          <table:table-cell office:value-type="float" office:value="309204000" calcext:value-type="float">
            <text:p>309204000</text:p>
          </table:table-cell>
          <table:table-cell office:value-type="float" office:value="309198000" calcext:value-type="float">
            <text:p>309198000</text:p>
          </table:table-cell>
          <table:table-cell office:value-type="float" office:value="309225000" calcext:value-type="float">
            <text:p>309225000</text:p>
          </table:table-cell>
          <table:table-cell office:value-type="float" office:value="309151000" calcext:value-type="float">
            <text:p>309151000</text:p>
          </table:table-cell>
          <table:table-cell office:value-type="float" office:value="309126000" calcext:value-type="float">
            <text:p>309126000</text:p>
          </table:table-cell>
          <table:table-cell office:value-type="float" office:value="309035000" calcext:value-type="float">
            <text:p>309035000</text:p>
          </table:table-cell>
          <table:table-cell office:value-type="float" office:value="309189000" calcext:value-type="float">
            <text:p>309189000</text:p>
          </table:table-cell>
          <table:table-cell office:value-type="float" office:value="309176000" calcext:value-type="float">
            <text:p>309176000</text:p>
          </table:table-cell>
          <table:table-cell office:value-type="float" office:value="309273000" calcext:value-type="float">
            <text:p>309273000</text:p>
          </table:table-cell>
          <table:table-cell office:value-type="float" office:value="309111000" calcext:value-type="float">
            <text:p>309111000</text:p>
          </table:table-cell>
          <table:table-cell office:value-type="float" office:value="309107000" calcext:value-type="float">
            <text:p>309107000</text:p>
          </table:table-cell>
          <table:table-cell office:value-type="float" office:value="309102000" calcext:value-type="float">
            <text:p>309102000</text:p>
          </table:table-cell>
          <table:table-cell office:value-type="float" office:value="309182000" calcext:value-type="float">
            <text:p>309182000</text:p>
          </table:table-cell>
          <table:table-cell office:value-type="float" office:value="309138000" calcext:value-type="float">
            <text:p>309138000</text:p>
          </table:table-cell>
          <table:table-cell office:value-type="float" office:value="308973000" calcext:value-type="float">
            <text:p>308973000</text:p>
          </table:table-cell>
          <table:table-cell office:value-type="float" office:value="309156000" calcext:value-type="float">
            <text:p>309156000</text:p>
          </table:table-cell>
          <table:table-cell office:value-type="float" office:value="309314000" calcext:value-type="float">
            <text:p>309314000</text:p>
          </table:table-cell>
          <table:table-cell office:value-type="float" office:value="309132000" calcext:value-type="float">
            <text:p>309132000</text:p>
          </table:table-cell>
          <table:table-cell office:value-type="float" office:value="309141000" calcext:value-type="float">
            <text:p>309141000</text:p>
          </table:table-cell>
          <table:table-cell office:value-type="float" office:value="308951000" calcext:value-type="float">
            <text:p>308951000</text:p>
          </table:table-cell>
          <table:table-cell office:value-type="float" office:value="309233000" calcext:value-type="float">
            <text:p>309233000</text:p>
          </table:table-cell>
          <table:table-cell office:value-type="float" office:value="309080000" calcext:value-type="float">
            <text:p>309080000</text:p>
          </table:table-cell>
          <table:table-cell office:value-type="float" office:value="309095000" calcext:value-type="float">
            <text:p>309095000</text:p>
          </table:table-cell>
          <table:table-cell office:value-type="float" office:value="309020000" calcext:value-type="float">
            <text:p>309020000</text:p>
          </table:table-cell>
          <table:table-cell office:value-type="float" office:value="309034000" calcext:value-type="float">
            <text:p>309034000</text:p>
          </table:table-cell>
          <table:table-cell office:value-type="float" office:value="309242000" calcext:value-type="float">
            <text:p>309242000</text:p>
          </table:table-cell>
          <table:table-cell office:value-type="float" office:value="309009000" calcext:value-type="float">
            <text:p>309009000</text:p>
          </table:table-cell>
          <table:table-cell office:value-type="float" office:value="309164000" calcext:value-type="float">
            <text:p>309164000</text:p>
          </table:table-cell>
          <table:table-cell office:value-type="float" office:value="309076000" calcext:value-type="float">
            <text:p>309076000</text:p>
          </table:table-cell>
          <table:table-cell office:value-type="float" office:value="309429000" calcext:value-type="float">
            <text:p>309429000</text:p>
          </table:table-cell>
          <table:table-cell office:value-type="float" office:value="309313000" calcext:value-type="float">
            <text:p>309313000</text:p>
          </table:table-cell>
          <table:table-cell office:value-type="float" office:value="309050000" calcext:value-type="float">
            <text:p>309050000</text:p>
          </table:table-cell>
          <table:table-cell office:value-type="float" office:value="309212000" calcext:value-type="float">
            <text:p>309212000</text:p>
          </table:table-cell>
          <table:table-cell office:value-type="float" office:value="309141000" calcext:value-type="float">
            <text:p>309141000</text:p>
          </table:table-cell>
          <table:table-cell office:value-type="float" office:value="309150000" calcext:value-type="float">
            <text:p>3091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5T18:19:29.050805918</dc:date>
    <meta:editing-duration>PT1M45S</meta:editing-duration>
    <meta:editing-cycles>1</meta:editing-cycles>
    <meta:document-statistic meta:table-count="1" meta:cell-count="29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275cm" svg:height="15.858cm" xlink:href=".." xlink:type="simple" chart:class="chart:line" chart:style-name="ch1">
        <chart:title svg:x="8.357cm" svg:y="0.453cm" chart:style-name="ch2">
          <text:p>w23 - simple merge (10+10/7) - max 3.091e+08</text:p>
        </chart:title>
        <chart:plot-area chart:style-name="ch3" table:cell-range-address="merge_obj.A3:merge_obj.JT3" svg:x="1.536cm" svg:y="1.549cm" svg:width="24.214cm" svg:height="13.011cm">
          <chartooo:coordinate-region svg:x="3.454cm" svg:y="1.67cm" svg:width="22.296cm" svg:height="11.887cm"/>
          <chart:axis chart:dimension="x" chart:name="primary-x" chart:style-name="ch4">
            <chart:title svg:x="12.686cm" svg:y="14.877cm" chart:style-name="ch5">
              <text:p>SA Iterations</text:p>
            </chart:title>
          </chart:axis>
          <chart:axis chart:dimension="y" chart:name="primary-y" chart:style-name="ch4">
            <chart:title svg:x="0.451cm" svg:y="9.236cm" chart:style-name="ch6">
              <text:p>Objective Value</text:p>
            </chart:title>
            <chart:grid chart:style-name="ch7" chart:class="major"/>
          </chart:axis>
          <chart:series chart:style-name="ch8" chart:values-cell-range-address="merge_obj.A3:merge_obj.JT3" chart:class="chart:line">
            <chart:data-point chart:repeated="2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94070000">
                <text:p>194070000</text:p>
                <draw:g>
                  <svg:desc>merge_obj.A3:merge_obj.JT3</svg:desc>
                </draw:g>
              </table:table-cell>
              <table:table-cell office:value-type="float" office:value="197757000">
                <text:p>197757000</text:p>
              </table:table-cell>
              <table:table-cell office:value-type="float" office:value="194731000">
                <text:p>194731000</text:p>
              </table:table-cell>
              <table:table-cell office:value-type="float" office:value="199897000">
                <text:p>199897000</text:p>
              </table:table-cell>
              <table:table-cell office:value-type="float" office:value="192228000">
                <text:p>192228000</text:p>
              </table:table-cell>
              <table:table-cell office:value-type="float" office:value="192018000">
                <text:p>192018000</text:p>
              </table:table-cell>
              <table:table-cell office:value-type="float" office:value="194148000">
                <text:p>194148000</text:p>
              </table:table-cell>
              <table:table-cell office:value-type="float" office:value="194596000">
                <text:p>194596000</text:p>
              </table:table-cell>
              <table:table-cell office:value-type="float" office:value="195290000">
                <text:p>195290000</text:p>
              </table:table-cell>
              <table:table-cell office:value-type="float" office:value="196983000">
                <text:p>196983000</text:p>
              </table:table-cell>
              <table:table-cell office:value-type="float" office:value="214528000">
                <text:p>214528000</text:p>
              </table:table-cell>
              <table:table-cell office:value-type="float" office:value="215007000">
                <text:p>215007000</text:p>
              </table:table-cell>
              <table:table-cell office:value-type="float" office:value="214946000">
                <text:p>214946000</text:p>
              </table:table-cell>
              <table:table-cell office:value-type="float" office:value="214461000">
                <text:p>214461000</text:p>
              </table:table-cell>
              <table:table-cell office:value-type="float" office:value="213806000">
                <text:p>213806000</text:p>
              </table:table-cell>
              <table:table-cell office:value-type="float" office:value="214102000">
                <text:p>214102000</text:p>
              </table:table-cell>
              <table:table-cell office:value-type="float" office:value="214113000">
                <text:p>214113000</text:p>
              </table:table-cell>
              <table:table-cell office:value-type="float" office:value="214637000">
                <text:p>214637000</text:p>
              </table:table-cell>
              <table:table-cell office:value-type="float" office:value="215351000">
                <text:p>215351000</text:p>
              </table:table-cell>
              <table:table-cell office:value-type="float" office:value="214890000">
                <text:p>214890000</text:p>
              </table:table-cell>
              <table:table-cell office:value-type="float" office:value="215000000">
                <text:p>215000000</text:p>
              </table:table-cell>
              <table:table-cell office:value-type="float" office:value="214859000">
                <text:p>214859000</text:p>
              </table:table-cell>
              <table:table-cell office:value-type="float" office:value="214331000">
                <text:p>214331000</text:p>
              </table:table-cell>
              <table:table-cell office:value-type="float" office:value="214738000">
                <text:p>214738000</text:p>
              </table:table-cell>
              <table:table-cell office:value-type="float" office:value="215691000">
                <text:p>215691000</text:p>
              </table:table-cell>
              <table:table-cell office:value-type="float" office:value="214307000">
                <text:p>214307000</text:p>
              </table:table-cell>
              <table:table-cell office:value-type="float" office:value="215471000">
                <text:p>215471000</text:p>
              </table:table-cell>
              <table:table-cell office:value-type="float" office:value="215189000">
                <text:p>215189000</text:p>
              </table:table-cell>
              <table:table-cell office:value-type="float" office:value="214950000">
                <text:p>214950000</text:p>
              </table:table-cell>
              <table:table-cell office:value-type="float" office:value="213983000">
                <text:p>213983000</text:p>
              </table:table-cell>
              <table:table-cell office:value-type="float" office:value="223704000">
                <text:p>223704000</text:p>
              </table:table-cell>
              <table:table-cell office:value-type="float" office:value="224568000">
                <text:p>224568000</text:p>
              </table:table-cell>
              <table:table-cell office:value-type="float" office:value="224569000">
                <text:p>224569000</text:p>
              </table:table-cell>
              <table:table-cell office:value-type="float" office:value="223552000">
                <text:p>223552000</text:p>
              </table:table-cell>
              <table:table-cell office:value-type="float" office:value="224237000">
                <text:p>224237000</text:p>
              </table:table-cell>
              <table:table-cell office:value-type="float" office:value="225210000">
                <text:p>225210000</text:p>
              </table:table-cell>
              <table:table-cell office:value-type="float" office:value="223359000">
                <text:p>223359000</text:p>
              </table:table-cell>
              <table:table-cell office:value-type="float" office:value="224672000">
                <text:p>224672000</text:p>
              </table:table-cell>
              <table:table-cell office:value-type="float" office:value="224514000">
                <text:p>224514000</text:p>
              </table:table-cell>
              <table:table-cell office:value-type="float" office:value="225419000">
                <text:p>225419000</text:p>
              </table:table-cell>
              <table:table-cell office:value-type="float" office:value="225199000">
                <text:p>225199000</text:p>
              </table:table-cell>
              <table:table-cell office:value-type="float" office:value="224667000">
                <text:p>224667000</text:p>
              </table:table-cell>
              <table:table-cell office:value-type="float" office:value="224769000">
                <text:p>224769000</text:p>
              </table:table-cell>
              <table:table-cell office:value-type="float" office:value="225008000">
                <text:p>225008000</text:p>
              </table:table-cell>
              <table:table-cell office:value-type="float" office:value="225610000">
                <text:p>225610000</text:p>
              </table:table-cell>
              <table:table-cell office:value-type="float" office:value="225576000">
                <text:p>225576000</text:p>
              </table:table-cell>
              <table:table-cell office:value-type="float" office:value="223338000">
                <text:p>223338000</text:p>
              </table:table-cell>
              <table:table-cell office:value-type="float" office:value="223637000">
                <text:p>223637000</text:p>
              </table:table-cell>
              <table:table-cell office:value-type="float" office:value="224730000">
                <text:p>224730000</text:p>
              </table:table-cell>
              <table:table-cell office:value-type="float" office:value="224748000">
                <text:p>224748000</text:p>
              </table:table-cell>
              <table:table-cell office:value-type="float" office:value="225658000">
                <text:p>225658000</text:p>
              </table:table-cell>
              <table:table-cell office:value-type="float" office:value="223811000">
                <text:p>223811000</text:p>
              </table:table-cell>
              <table:table-cell office:value-type="float" office:value="225100000">
                <text:p>225100000</text:p>
              </table:table-cell>
              <table:table-cell office:value-type="float" office:value="223559000">
                <text:p>223559000</text:p>
              </table:table-cell>
              <table:table-cell office:value-type="float" office:value="223752000">
                <text:p>223752000</text:p>
              </table:table-cell>
              <table:table-cell office:value-type="float" office:value="224099000">
                <text:p>224099000</text:p>
              </table:table-cell>
              <table:table-cell office:value-type="float" office:value="224828000">
                <text:p>224828000</text:p>
              </table:table-cell>
              <table:table-cell office:value-type="float" office:value="224776000">
                <text:p>224776000</text:p>
              </table:table-cell>
              <table:table-cell office:value-type="float" office:value="224727000">
                <text:p>224727000</text:p>
              </table:table-cell>
              <table:table-cell office:value-type="float" office:value="224390000">
                <text:p>224390000</text:p>
              </table:table-cell>
              <table:table-cell office:value-type="float" office:value="232886000">
                <text:p>232886000</text:p>
              </table:table-cell>
              <table:table-cell office:value-type="float" office:value="234296000">
                <text:p>234296000</text:p>
              </table:table-cell>
              <table:table-cell office:value-type="float" office:value="232858000">
                <text:p>232858000</text:p>
              </table:table-cell>
              <table:table-cell office:value-type="float" office:value="232464000">
                <text:p>232464000</text:p>
              </table:table-cell>
              <table:table-cell office:value-type="float" office:value="233135000">
                <text:p>233135000</text:p>
              </table:table-cell>
              <table:table-cell office:value-type="float" office:value="232455000">
                <text:p>232455000</text:p>
              </table:table-cell>
              <table:table-cell office:value-type="float" office:value="234771000">
                <text:p>234771000</text:p>
              </table:table-cell>
              <table:table-cell office:value-type="float" office:value="234515000">
                <text:p>234515000</text:p>
              </table:table-cell>
              <table:table-cell office:value-type="float" office:value="234189000">
                <text:p>234189000</text:p>
              </table:table-cell>
              <table:table-cell office:value-type="float" office:value="234692000">
                <text:p>234692000</text:p>
              </table:table-cell>
              <table:table-cell office:value-type="float" office:value="237059000">
                <text:p>237059000</text:p>
              </table:table-cell>
              <table:table-cell office:value-type="float" office:value="236286000">
                <text:p>236286000</text:p>
              </table:table-cell>
              <table:table-cell office:value-type="float" office:value="232874000">
                <text:p>232874000</text:p>
              </table:table-cell>
              <table:table-cell office:value-type="float" office:value="233829000">
                <text:p>233829000</text:p>
              </table:table-cell>
              <table:table-cell office:value-type="float" office:value="232718000">
                <text:p>232718000</text:p>
              </table:table-cell>
              <table:table-cell office:value-type="float" office:value="232308000">
                <text:p>232308000</text:p>
              </table:table-cell>
              <table:table-cell office:value-type="float" office:value="233751000">
                <text:p>233751000</text:p>
              </table:table-cell>
              <table:table-cell office:value-type="float" office:value="233521000">
                <text:p>233521000</text:p>
              </table:table-cell>
              <table:table-cell office:value-type="float" office:value="234061000">
                <text:p>234061000</text:p>
              </table:table-cell>
              <table:table-cell office:value-type="float" office:value="232725000">
                <text:p>232725000</text:p>
              </table:table-cell>
              <table:table-cell office:value-type="float" office:value="233312000">
                <text:p>233312000</text:p>
              </table:table-cell>
              <table:table-cell office:value-type="float" office:value="234644000">
                <text:p>234644000</text:p>
              </table:table-cell>
              <table:table-cell office:value-type="float" office:value="235024000">
                <text:p>235024000</text:p>
              </table:table-cell>
              <table:table-cell office:value-type="float" office:value="232421000">
                <text:p>232421000</text:p>
              </table:table-cell>
              <table:table-cell office:value-type="float" office:value="235058000">
                <text:p>235058000</text:p>
              </table:table-cell>
              <table:table-cell office:value-type="float" office:value="237405000">
                <text:p>237405000</text:p>
              </table:table-cell>
              <table:table-cell office:value-type="float" office:value="233948000">
                <text:p>233948000</text:p>
              </table:table-cell>
              <table:table-cell office:value-type="float" office:value="234531000">
                <text:p>234531000</text:p>
              </table:table-cell>
              <table:table-cell office:value-type="float" office:value="232848000">
                <text:p>232848000</text:p>
              </table:table-cell>
              <table:table-cell office:value-type="float" office:value="233150000">
                <text:p>233150000</text:p>
              </table:table-cell>
              <table:table-cell office:value-type="float" office:value="233213000">
                <text:p>233213000</text:p>
              </table:table-cell>
              <table:table-cell office:value-type="float" office:value="234539000">
                <text:p>234539000</text:p>
              </table:table-cell>
              <table:table-cell office:value-type="float" office:value="233187000">
                <text:p>233187000</text:p>
              </table:table-cell>
              <table:table-cell office:value-type="float" office:value="232628000">
                <text:p>232628000</text:p>
              </table:table-cell>
              <table:table-cell office:value-type="float" office:value="233018000">
                <text:p>233018000</text:p>
              </table:table-cell>
              <table:table-cell office:value-type="float" office:value="234752000">
                <text:p>234752000</text:p>
              </table:table-cell>
              <table:table-cell office:value-type="float" office:value="231698000">
                <text:p>231698000</text:p>
              </table:table-cell>
              <table:table-cell office:value-type="float" office:value="235377000">
                <text:p>235377000</text:p>
              </table:table-cell>
              <table:table-cell office:value-type="float" office:value="233988000">
                <text:p>233988000</text:p>
              </table:table-cell>
              <table:table-cell office:value-type="float" office:value="232972000">
                <text:p>232972000</text:p>
              </table:table-cell>
              <table:table-cell office:value-type="float" office:value="241263000">
                <text:p>241263000</text:p>
              </table:table-cell>
              <table:table-cell office:value-type="float" office:value="241416000">
                <text:p>241416000</text:p>
              </table:table-cell>
              <table:table-cell office:value-type="float" office:value="241655000">
                <text:p>241655000</text:p>
              </table:table-cell>
              <table:table-cell office:value-type="float" office:value="241519000">
                <text:p>241519000</text:p>
              </table:table-cell>
              <table:table-cell office:value-type="float" office:value="241351000">
                <text:p>241351000</text:p>
              </table:table-cell>
              <table:table-cell office:value-type="float" office:value="241622000">
                <text:p>241622000</text:p>
              </table:table-cell>
              <table:table-cell office:value-type="float" office:value="241650000">
                <text:p>241650000</text:p>
              </table:table-cell>
              <table:table-cell office:value-type="float" office:value="241506000">
                <text:p>241506000</text:p>
              </table:table-cell>
              <table:table-cell office:value-type="float" office:value="241325000">
                <text:p>241325000</text:p>
              </table:table-cell>
              <table:table-cell office:value-type="float" office:value="241578000">
                <text:p>241578000</text:p>
              </table:table-cell>
              <table:table-cell office:value-type="float" office:value="241484000">
                <text:p>241484000</text:p>
              </table:table-cell>
              <table:table-cell office:value-type="float" office:value="241771000">
                <text:p>241771000</text:p>
              </table:table-cell>
              <table:table-cell office:value-type="float" office:value="242076000">
                <text:p>242076000</text:p>
              </table:table-cell>
              <table:table-cell office:value-type="float" office:value="241015000">
                <text:p>241015000</text:p>
              </table:table-cell>
              <table:table-cell office:value-type="float" office:value="241280000">
                <text:p>241280000</text:p>
              </table:table-cell>
              <table:table-cell office:value-type="float" office:value="241345000">
                <text:p>241345000</text:p>
              </table:table-cell>
              <table:table-cell office:value-type="float" office:value="241173000">
                <text:p>241173000</text:p>
              </table:table-cell>
              <table:table-cell office:value-type="float" office:value="241260000">
                <text:p>241260000</text:p>
              </table:table-cell>
              <table:table-cell office:value-type="float" office:value="241960000">
                <text:p>241960000</text:p>
              </table:table-cell>
              <table:table-cell office:value-type="float" office:value="241594000">
                <text:p>241594000</text:p>
              </table:table-cell>
              <table:table-cell office:value-type="float" office:value="241823000">
                <text:p>241823000</text:p>
              </table:table-cell>
              <table:table-cell office:value-type="float" office:value="241302000">
                <text:p>241302000</text:p>
              </table:table-cell>
              <table:table-cell office:value-type="float" office:value="241567000">
                <text:p>241567000</text:p>
              </table:table-cell>
              <table:table-cell office:value-type="float" office:value="241513000">
                <text:p>241513000</text:p>
              </table:table-cell>
              <table:table-cell office:value-type="float" office:value="241202000">
                <text:p>241202000</text:p>
              </table:table-cell>
              <table:table-cell office:value-type="float" office:value="241425000">
                <text:p>241425000</text:p>
              </table:table-cell>
              <table:table-cell office:value-type="float" office:value="241380000">
                <text:p>241380000</text:p>
              </table:table-cell>
              <table:table-cell office:value-type="float" office:value="241318000">
                <text:p>241318000</text:p>
              </table:table-cell>
              <table:table-cell office:value-type="float" office:value="241253000">
                <text:p>241253000</text:p>
              </table:table-cell>
              <table:table-cell office:value-type="float" office:value="241484000">
                <text:p>241484000</text:p>
              </table:table-cell>
              <table:table-cell office:value-type="float" office:value="241581000">
                <text:p>241581000</text:p>
              </table:table-cell>
              <table:table-cell office:value-type="float" office:value="241314000">
                <text:p>241314000</text:p>
              </table:table-cell>
              <table:table-cell office:value-type="float" office:value="241570000">
                <text:p>241570000</text:p>
              </table:table-cell>
              <table:table-cell office:value-type="float" office:value="241600000">
                <text:p>241600000</text:p>
              </table:table-cell>
              <table:table-cell office:value-type="float" office:value="241044000">
                <text:p>241044000</text:p>
              </table:table-cell>
              <table:table-cell office:value-type="float" office:value="240968000">
                <text:p>240968000</text:p>
              </table:table-cell>
              <table:table-cell office:value-type="float" office:value="241454000">
                <text:p>241454000</text:p>
              </table:table-cell>
              <table:table-cell office:value-type="float" office:value="240916000">
                <text:p>240916000</text:p>
              </table:table-cell>
              <table:table-cell office:value-type="float" office:value="241315000">
                <text:p>241315000</text:p>
              </table:table-cell>
              <table:table-cell office:value-type="float" office:value="241570000">
                <text:p>241570000</text:p>
              </table:table-cell>
              <table:table-cell office:value-type="float" office:value="241470000">
                <text:p>241470000</text:p>
              </table:table-cell>
              <table:table-cell office:value-type="float" office:value="241518000">
                <text:p>241518000</text:p>
              </table:table-cell>
              <table:table-cell office:value-type="float" office:value="241379000">
                <text:p>241379000</text:p>
              </table:table-cell>
              <table:table-cell office:value-type="float" office:value="241673000">
                <text:p>241673000</text:p>
              </table:table-cell>
              <table:table-cell office:value-type="float" office:value="241600000">
                <text:p>241600000</text:p>
              </table:table-cell>
              <table:table-cell office:value-type="float" office:value="241868000">
                <text:p>241868000</text:p>
              </table:table-cell>
              <table:table-cell office:value-type="float" office:value="241647000">
                <text:p>241647000</text:p>
              </table:table-cell>
              <table:table-cell office:value-type="float" office:value="241729000">
                <text:p>241729000</text:p>
              </table:table-cell>
              <table:table-cell office:value-type="float" office:value="241580000">
                <text:p>241580000</text:p>
              </table:table-cell>
              <table:table-cell office:value-type="float" office:value="241653000">
                <text:p>241653000</text:p>
              </table:table-cell>
              <table:table-cell office:value-type="float" office:value="286913000">
                <text:p>286913000</text:p>
              </table:table-cell>
              <table:table-cell office:value-type="float" office:value="286843000">
                <text:p>286843000</text:p>
              </table:table-cell>
              <table:table-cell office:value-type="float" office:value="286866000">
                <text:p>286866000</text:p>
              </table:table-cell>
              <table:table-cell office:value-type="float" office:value="286993000">
                <text:p>286993000</text:p>
              </table:table-cell>
              <table:table-cell office:value-type="float" office:value="286686000">
                <text:p>286686000</text:p>
              </table:table-cell>
              <table:table-cell office:value-type="float" office:value="287285000">
                <text:p>287285000</text:p>
              </table:table-cell>
              <table:table-cell office:value-type="float" office:value="286974000">
                <text:p>286974000</text:p>
              </table:table-cell>
              <table:table-cell office:value-type="float" office:value="286638000">
                <text:p>286638000</text:p>
              </table:table-cell>
              <table:table-cell office:value-type="float" office:value="287104000">
                <text:p>287104000</text:p>
              </table:table-cell>
              <table:table-cell office:value-type="float" office:value="287552000">
                <text:p>287552000</text:p>
              </table:table-cell>
              <table:table-cell office:value-type="float" office:value="287130000">
                <text:p>287130000</text:p>
              </table:table-cell>
              <table:table-cell office:value-type="float" office:value="286983000">
                <text:p>286983000</text:p>
              </table:table-cell>
              <table:table-cell office:value-type="float" office:value="286964000">
                <text:p>286964000</text:p>
              </table:table-cell>
              <table:table-cell office:value-type="float" office:value="287150000">
                <text:p>287150000</text:p>
              </table:table-cell>
              <table:table-cell office:value-type="float" office:value="286854000">
                <text:p>286854000</text:p>
              </table:table-cell>
              <table:table-cell office:value-type="float" office:value="286794000">
                <text:p>286794000</text:p>
              </table:table-cell>
              <table:table-cell office:value-type="float" office:value="287129000">
                <text:p>287129000</text:p>
              </table:table-cell>
              <table:table-cell office:value-type="float" office:value="286872000">
                <text:p>286872000</text:p>
              </table:table-cell>
              <table:table-cell office:value-type="float" office:value="286897000">
                <text:p>286897000</text:p>
              </table:table-cell>
              <table:table-cell office:value-type="float" office:value="287140000">
                <text:p>287140000</text:p>
              </table:table-cell>
              <table:table-cell office:value-type="float" office:value="287294000">
                <text:p>287294000</text:p>
              </table:table-cell>
              <table:table-cell office:value-type="float" office:value="286962000">
                <text:p>286962000</text:p>
              </table:table-cell>
              <table:table-cell office:value-type="float" office:value="286934000">
                <text:p>286934000</text:p>
              </table:table-cell>
              <table:table-cell office:value-type="float" office:value="286724000">
                <text:p>286724000</text:p>
              </table:table-cell>
              <table:table-cell office:value-type="float" office:value="287135000">
                <text:p>287135000</text:p>
              </table:table-cell>
              <table:table-cell office:value-type="float" office:value="287140000">
                <text:p>287140000</text:p>
              </table:table-cell>
              <table:table-cell office:value-type="float" office:value="286529000">
                <text:p>286529000</text:p>
              </table:table-cell>
              <table:table-cell office:value-type="float" office:value="286967000">
                <text:p>286967000</text:p>
              </table:table-cell>
              <table:table-cell office:value-type="float" office:value="286943000">
                <text:p>286943000</text:p>
              </table:table-cell>
              <table:table-cell office:value-type="float" office:value="286629000">
                <text:p>286629000</text:p>
              </table:table-cell>
              <table:table-cell office:value-type="float" office:value="286608000">
                <text:p>286608000</text:p>
              </table:table-cell>
              <table:table-cell office:value-type="float" office:value="287102000">
                <text:p>287102000</text:p>
              </table:table-cell>
              <table:table-cell office:value-type="float" office:value="286777000">
                <text:p>286777000</text:p>
              </table:table-cell>
              <table:table-cell office:value-type="float" office:value="286737000">
                <text:p>286737000</text:p>
              </table:table-cell>
              <table:table-cell office:value-type="float" office:value="286811000">
                <text:p>286811000</text:p>
              </table:table-cell>
              <table:table-cell office:value-type="float" office:value="286976000">
                <text:p>286976000</text:p>
              </table:table-cell>
              <table:table-cell office:value-type="float" office:value="287130000">
                <text:p>287130000</text:p>
              </table:table-cell>
              <table:table-cell office:value-type="float" office:value="286985000">
                <text:p>286985000</text:p>
              </table:table-cell>
              <table:table-cell office:value-type="float" office:value="287143000">
                <text:p>287143000</text:p>
              </table:table-cell>
              <table:table-cell office:value-type="float" office:value="286967000">
                <text:p>286967000</text:p>
              </table:table-cell>
              <table:table-cell office:value-type="float" office:value="287112000">
                <text:p>287112000</text:p>
              </table:table-cell>
              <table:table-cell office:value-type="float" office:value="286835000">
                <text:p>286835000</text:p>
              </table:table-cell>
              <table:table-cell office:value-type="float" office:value="287151000">
                <text:p>287151000</text:p>
              </table:table-cell>
              <table:table-cell office:value-type="float" office:value="287151000">
                <text:p>287151000</text:p>
              </table:table-cell>
              <table:table-cell office:value-type="float" office:value="287180000">
                <text:p>287180000</text:p>
              </table:table-cell>
              <table:table-cell office:value-type="float" office:value="287084000">
                <text:p>287084000</text:p>
              </table:table-cell>
              <table:table-cell office:value-type="float" office:value="287041000">
                <text:p>287041000</text:p>
              </table:table-cell>
              <table:table-cell office:value-type="float" office:value="287231000">
                <text:p>287231000</text:p>
              </table:table-cell>
              <table:table-cell office:value-type="float" office:value="287420000">
                <text:p>287420000</text:p>
              </table:table-cell>
              <table:table-cell office:value-type="float" office:value="287198000">
                <text:p>287198000</text:p>
              </table:table-cell>
              <table:table-cell office:value-type="float" office:value="287030000">
                <text:p>287030000</text:p>
              </table:table-cell>
              <table:table-cell office:value-type="float" office:value="286823000">
                <text:p>286823000</text:p>
              </table:table-cell>
              <table:table-cell office:value-type="float" office:value="287295000">
                <text:p>287295000</text:p>
              </table:table-cell>
              <table:table-cell office:value-type="float" office:value="286973000">
                <text:p>286973000</text:p>
              </table:table-cell>
              <table:table-cell office:value-type="float" office:value="287002000">
                <text:p>287002000</text:p>
              </table:table-cell>
              <table:table-cell office:value-type="float" office:value="287319000">
                <text:p>287319000</text:p>
              </table:table-cell>
              <table:table-cell office:value-type="float" office:value="287111000">
                <text:p>287111000</text:p>
              </table:table-cell>
              <table:table-cell office:value-type="float" office:value="286911000">
                <text:p>286911000</text:p>
              </table:table-cell>
              <table:table-cell office:value-type="float" office:value="287338000">
                <text:p>287338000</text:p>
              </table:table-cell>
              <table:table-cell office:value-type="float" office:value="286567000">
                <text:p>286567000</text:p>
              </table:table-cell>
              <table:table-cell office:value-type="float" office:value="309116000">
                <text:p>309116000</text:p>
              </table:table-cell>
              <table:table-cell office:value-type="float" office:value="309162000">
                <text:p>309162000</text:p>
              </table:table-cell>
              <table:table-cell office:value-type="float" office:value="309223000">
                <text:p>309223000</text:p>
              </table:table-cell>
              <table:table-cell office:value-type="float" office:value="309247000">
                <text:p>309247000</text:p>
              </table:table-cell>
              <table:table-cell office:value-type="float" office:value="309204000">
                <text:p>309204000</text:p>
              </table:table-cell>
              <table:table-cell office:value-type="float" office:value="309255000">
                <text:p>309255000</text:p>
              </table:table-cell>
              <table:table-cell office:value-type="float" office:value="309163000">
                <text:p>309163000</text:p>
              </table:table-cell>
              <table:table-cell office:value-type="float" office:value="309073000">
                <text:p>309073000</text:p>
              </table:table-cell>
              <table:table-cell office:value-type="float" office:value="309137000">
                <text:p>309137000</text:p>
              </table:table-cell>
              <table:table-cell office:value-type="float" office:value="309151000">
                <text:p>309151000</text:p>
              </table:table-cell>
              <table:table-cell office:value-type="float" office:value="309124000">
                <text:p>309124000</text:p>
              </table:table-cell>
              <table:table-cell office:value-type="float" office:value="308955000">
                <text:p>308955000</text:p>
              </table:table-cell>
              <table:table-cell office:value-type="float" office:value="309190000">
                <text:p>309190000</text:p>
              </table:table-cell>
              <table:table-cell office:value-type="float" office:value="309114000">
                <text:p>309114000</text:p>
              </table:table-cell>
              <table:table-cell office:value-type="float" office:value="309053000">
                <text:p>309053000</text:p>
              </table:table-cell>
              <table:table-cell office:value-type="float" office:value="309103000">
                <text:p>309103000</text:p>
              </table:table-cell>
              <table:table-cell office:value-type="float" office:value="309152000">
                <text:p>309152000</text:p>
              </table:table-cell>
              <table:table-cell office:value-type="float" office:value="309035000">
                <text:p>309035000</text:p>
              </table:table-cell>
              <table:table-cell office:value-type="float" office:value="309039000">
                <text:p>309039000</text:p>
              </table:table-cell>
              <table:table-cell office:value-type="float" office:value="309315000">
                <text:p>309315000</text:p>
              </table:table-cell>
              <table:table-cell office:value-type="float" office:value="309134000">
                <text:p>309134000</text:p>
              </table:table-cell>
              <table:table-cell office:value-type="float" office:value="309080000">
                <text:p>309080000</text:p>
              </table:table-cell>
              <table:table-cell office:value-type="float" office:value="309164000">
                <text:p>309164000</text:p>
              </table:table-cell>
              <table:table-cell office:value-type="float" office:value="309081000">
                <text:p>309081000</text:p>
              </table:table-cell>
              <table:table-cell office:value-type="float" office:value="309154000">
                <text:p>309154000</text:p>
              </table:table-cell>
              <table:table-cell office:value-type="float" office:value="309149000">
                <text:p>309149000</text:p>
              </table:table-cell>
              <table:table-cell office:value-type="float" office:value="309157000">
                <text:p>309157000</text:p>
              </table:table-cell>
              <table:table-cell office:value-type="float" office:value="309118000">
                <text:p>309118000</text:p>
              </table:table-cell>
              <table:table-cell office:value-type="float" office:value="309117000">
                <text:p>309117000</text:p>
              </table:table-cell>
              <table:table-cell office:value-type="float" office:value="309197000">
                <text:p>309197000</text:p>
              </table:table-cell>
              <table:table-cell office:value-type="float" office:value="309198000">
                <text:p>309198000</text:p>
              </table:table-cell>
              <table:table-cell office:value-type="float" office:value="309083000">
                <text:p>309083000</text:p>
              </table:table-cell>
              <table:table-cell office:value-type="float" office:value="309110000">
                <text:p>309110000</text:p>
              </table:table-cell>
              <table:table-cell office:value-type="float" office:value="309207000">
                <text:p>309207000</text:p>
              </table:table-cell>
              <table:table-cell office:value-type="float" office:value="309187000">
                <text:p>309187000</text:p>
              </table:table-cell>
              <table:table-cell office:value-type="float" office:value="309204000">
                <text:p>309204000</text:p>
              </table:table-cell>
              <table:table-cell office:value-type="float" office:value="309198000">
                <text:p>309198000</text:p>
              </table:table-cell>
              <table:table-cell office:value-type="float" office:value="309225000">
                <text:p>309225000</text:p>
              </table:table-cell>
              <table:table-cell office:value-type="float" office:value="309151000">
                <text:p>309151000</text:p>
              </table:table-cell>
              <table:table-cell office:value-type="float" office:value="309126000">
                <text:p>309126000</text:p>
              </table:table-cell>
              <table:table-cell office:value-type="float" office:value="309035000">
                <text:p>309035000</text:p>
              </table:table-cell>
              <table:table-cell office:value-type="float" office:value="309189000">
                <text:p>309189000</text:p>
              </table:table-cell>
              <table:table-cell office:value-type="float" office:value="309176000">
                <text:p>309176000</text:p>
              </table:table-cell>
              <table:table-cell office:value-type="float" office:value="309273000">
                <text:p>309273000</text:p>
              </table:table-cell>
              <table:table-cell office:value-type="float" office:value="309111000">
                <text:p>309111000</text:p>
              </table:table-cell>
              <table:table-cell office:value-type="float" office:value="309107000">
                <text:p>309107000</text:p>
              </table:table-cell>
              <table:table-cell office:value-type="float" office:value="309102000">
                <text:p>309102000</text:p>
              </table:table-cell>
              <table:table-cell office:value-type="float" office:value="309182000">
                <text:p>309182000</text:p>
              </table:table-cell>
              <table:table-cell office:value-type="float" office:value="309138000">
                <text:p>309138000</text:p>
              </table:table-cell>
              <table:table-cell office:value-type="float" office:value="308973000">
                <text:p>308973000</text:p>
              </table:table-cell>
              <table:table-cell office:value-type="float" office:value="309156000">
                <text:p>309156000</text:p>
              </table:table-cell>
              <table:table-cell office:value-type="float" office:value="309314000">
                <text:p>309314000</text:p>
              </table:table-cell>
              <table:table-cell office:value-type="float" office:value="309132000">
                <text:p>309132000</text:p>
              </table:table-cell>
              <table:table-cell office:value-type="float" office:value="309141000">
                <text:p>309141000</text:p>
              </table:table-cell>
              <table:table-cell office:value-type="float" office:value="308951000">
                <text:p>308951000</text:p>
              </table:table-cell>
              <table:table-cell office:value-type="float" office:value="309233000">
                <text:p>309233000</text:p>
              </table:table-cell>
              <table:table-cell office:value-type="float" office:value="309080000">
                <text:p>309080000</text:p>
              </table:table-cell>
              <table:table-cell office:value-type="float" office:value="309095000">
                <text:p>309095000</text:p>
              </table:table-cell>
              <table:table-cell office:value-type="float" office:value="309020000">
                <text:p>309020000</text:p>
              </table:table-cell>
              <table:table-cell office:value-type="float" office:value="309034000">
                <text:p>309034000</text:p>
              </table:table-cell>
              <table:table-cell office:value-type="float" office:value="309242000">
                <text:p>309242000</text:p>
              </table:table-cell>
              <table:table-cell office:value-type="float" office:value="309009000">
                <text:p>309009000</text:p>
              </table:table-cell>
              <table:table-cell office:value-type="float" office:value="309164000">
                <text:p>309164000</text:p>
              </table:table-cell>
              <table:table-cell office:value-type="float" office:value="309076000">
                <text:p>309076000</text:p>
              </table:table-cell>
              <table:table-cell office:value-type="float" office:value="309429000">
                <text:p>309429000</text:p>
              </table:table-cell>
              <table:table-cell office:value-type="float" office:value="309313000">
                <text:p>309313000</text:p>
              </table:table-cell>
              <table:table-cell office:value-type="float" office:value="309050000">
                <text:p>309050000</text:p>
              </table:table-cell>
              <table:table-cell office:value-type="float" office:value="309212000">
                <text:p>309212000</text:p>
              </table:table-cell>
              <table:table-cell office:value-type="float" office:value="309141000">
                <text:p>309141000</text:p>
              </table:table-cell>
              <table:table-cell office:value-type="float" office:value="309150000">
                <text:p>30915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